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Open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25">
      <text:list-level-style-number text:level="1" text:style-name="WW_CharLFO2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Symbol"/>
      </text:list-level-style-bullet>
      <text:list-level-style-bullet text:level="2" text:style-name="WW_CharLFO30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30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30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30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30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30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30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30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tyle="italic" style:font-style-asian="italic" style:font-style-complex="italic" fo:font-size="36pt" style:font-size-asian="36pt" style:font-size-complex="36pt" style:text-underline-type="single" style:text-underline-style="solid" style:text-underline-width="auto" style:text-underline-mode="continuous"/>
    </style:style>
    <style:style style:name="P2" style:parent-style-name="Standard" style:family="paragraph">
      <style:paragraph-properties fo:text-align="center"/>
      <style:text-properties fo:font-weight="bold" style:font-weight-asian="bold" style:font-weight-complex="bold" fo:font-style="italic" style:font-style-asian="italic" style:font-style-complex="italic" fo:font-size="36pt" style:font-size-asian="36pt" style:font-size-complex="36pt" style:text-underline-type="single" style:text-underline-style="solid" style:text-underline-width="auto" style:text-underline-mode="continuous"/>
    </style:style>
    <style:style style:name="P3" style:parent-style-name="Standard" style:family="paragraph">
      <style:paragraph-properties fo:text-align="center"/>
      <style:text-properties fo:font-weight="bold" style:font-weight-asian="bold" style:font-weight-complex="bold" fo:font-size="26pt" style:font-size-asian="26pt" style:font-size-complex="26pt"/>
    </style:style>
    <style:style style:name="P4" style:parent-style-name="Standard" style:family="paragraph">
      <style:paragraph-properties fo:text-align="center"/>
      <style:text-properties fo:font-weight="bold" style:font-weight-asian="bold" style:font-weight-complex="bold" fo:font-size="26pt" style:font-size-asian="26pt" style:font-size-complex="26pt"/>
    </style:style>
    <style:style style:name="P5" style:parent-style-name="Standard" style:family="paragraph">
      <style:paragraph-properties fo:text-align="center"/>
      <style:text-properties fo:font-weight="bold" style:font-weight-asian="bold" style:font-weight-complex="bold" fo:font-size="26pt" style:font-size-asian="26pt" style:font-size-complex="26pt"/>
    </style:style>
    <style:style style:name="P6" style:parent-style-name="Standard" style:family="paragraph">
      <style:text-properties fo:font-size="20pt" style:font-size-asian="20pt" style:font-size-complex="20pt" style:text-underline-type="single" style:text-underline-style="solid" style:text-underline-width="auto" style:text-underline-mode="continuous"/>
    </style:style>
    <style:style style:name="T7" style:parent-style-name="Car.predefinitoparagrafo" style:family="text">
      <style:text-properties style:font-name="Arial" style:font-name-complex="Arial" fo:font-size="12pt" style:font-size-asian="12pt" style:font-size-complex="12pt"/>
    </style:style>
    <style:style style:name="T8" style:parent-style-name="Car.predefinitoparagrafo" style:family="text">
      <style:text-properties style:font-name="Arial" style:font-name-complex="Arial"/>
    </style:style>
    <style:style style:name="P9" style:parent-style-name="Paragrafoelenco" style:list-style-name="WWNum2" style:family="paragraph">
      <style:text-properties style:font-name="Arial" style:font-name-complex="Arial"/>
    </style:style>
    <style:style style:name="P10" style:parent-style-name="Paragrafoelenco" style:list-style-name="WWNum2" style:family="paragraph">
      <style:text-properties style:font-name="Arial" style:font-name-complex="Arial"/>
    </style:style>
    <style:style style:name="P11" style:parent-style-name="Paragrafoelenco" style:list-style-name="WWNum2" style:family="paragraph">
      <style:text-properties style:font-name="Arial" style:font-name-complex="Arial"/>
    </style:style>
    <style:style style:name="P12" style:parent-style-name="Paragrafoelenco" style:list-style-name="WWNum2" style:family="paragraph">
      <style:text-properties style:font-name="Arial" style:font-name-complex="Arial"/>
    </style:style>
    <style:style style:name="P13" style:parent-style-name="Paragrafoelenco" style:list-style-name="WWNum2" style:family="paragraph">
      <style:text-properties style:font-name="Arial" style:font-name-complex="Arial"/>
    </style:style>
    <style:style style:name="P14" style:parent-style-name="Standard" style:family="paragraph">
      <style:text-properties style:font-name="Arial" style:font-name-complex="Arial"/>
    </style:style>
    <style:style style:name="P15" style:parent-style-name="Paragrafoelenco" style:list-style-name="WWNum3" style:family="paragraph">
      <style:text-properties style:font-name="Arial" style:font-name-complex="Arial"/>
    </style:style>
    <style:style style:name="P16" style:parent-style-name="Paragrafoelenco" style:list-style-name="WWNum3" style:family="paragraph">
      <style:text-properties style:font-name="Arial" style:font-name-complex="Arial"/>
    </style:style>
    <style:style style:name="P17" style:parent-style-name="Paragrafoelenco" style:list-style-name="WWNum3" style:family="paragraph">
      <style:text-properties style:font-name="Arial" style:font-name-complex="Arial"/>
    </style:style>
    <style:style style:name="P18" style:parent-style-name="Paragrafoelenco" style:list-style-name="WWNum3" style:family="paragraph">
      <style:text-properties style:font-name="Arial" style:font-name-complex="Arial"/>
    </style:style>
    <style:style style:name="P19" style:parent-style-name="Standard" style:family="paragraph">
      <style:text-properties style:font-name="Arial" style:font-name-complex="Arial"/>
    </style:style>
    <style:style style:name="T20" style:parent-style-name="Car.predefinitoparagrafo" style:family="text">
      <style:text-properties style:font-name="Arial" style:font-name-complex="Arial"/>
    </style:style>
    <style:style style:name="T21" style:parent-style-name="Car.predefinitoparagrafo" style:family="text">
      <style:text-properties style:font-name="Arial" style:font-name-complex="Arial"/>
    </style:style>
    <style:style style:name="T22" style:parent-style-name="Car.predefinitoparagrafo" style:family="text">
      <style:text-properties style:font-name="Arial" style:font-name-complex="Arial"/>
    </style:style>
    <style:style style:name="T23" style:parent-style-name="Car.predefinitoparagrafo" style:family="text">
      <style:text-properties style:font-name="Arial"/>
    </style:style>
    <style:style style:name="T24" style:parent-style-name="Car.predefinitoparagrafo" style:family="text">
      <style:text-properties style:font-name="Arial"/>
    </style:style>
    <style:style style:name="P25" style:parent-style-name="Standard" style:family="paragraph">
      <style:text-properties style:font-name="Arial"/>
    </style:style>
    <style:style style:name="P26" style:parent-style-name="Standard" style:family="paragraph">
      <style:text-properties style:font-name="Arial"/>
    </style:style>
    <style:style style:name="P27" style:parent-style-name="Paragrafoelenco" style:list-style-name="WWNum4" style:family="paragraph">
      <style:text-properties style:font-name="Arial"/>
    </style:style>
    <style:style style:name="P28" style:parent-style-name="Paragrafoelenco" style:list-style-name="WWNum4" style:family="paragraph">
      <style:text-properties style:font-name="Arial"/>
    </style:style>
    <style:style style:name="P29" style:parent-style-name="Standard" style:family="paragraph">
      <style:text-properties style:font-name="Arial"/>
    </style:style>
    <style:style style:name="P30" style:parent-style-name="Standard" style:family="paragraph">
      <style:text-properties style:font-name="Arial" fo:font-size="20pt" style:font-size-asian="20pt" style:font-size-complex="20pt" style:text-underline-type="single" style:text-underline-style="solid" style:text-underline-width="auto" style:text-underline-mode="continuous"/>
    </style:style>
    <style:style style:name="P31" style:parent-style-name="Standard" style:family="paragraph">
      <style:text-properties style:font-name="Arial"/>
    </style:style>
    <style:style style:name="P32" style:parent-style-name="Paragrafoelenco" style:list-style-name="WWNum6" style:family="paragraph">
      <style:text-properties style:font-name="Arial"/>
    </style:style>
    <style:style style:name="P33" style:parent-style-name="Paragrafoelenco" style:list-style-name="WWNum6" style:family="paragraph">
      <style:text-properties style:font-name="Arial"/>
    </style:style>
    <style:style style:name="P34" style:parent-style-name="Paragrafoelenco" style:list-style-name="WWNum6" style:family="paragraph">
      <style:text-properties style:font-name="Arial"/>
    </style:style>
    <style:style style:name="P35" style:parent-style-name="Paragrafoelenco" style:list-style-name="WWNum6" style:family="paragraph">
      <style:text-properties style:font-name="Arial"/>
    </style:style>
    <style:style style:name="P36" style:parent-style-name="Standard" style:family="paragraph">
      <style:text-properties style:font-name="Arial"/>
    </style:style>
    <style:style style:name="P37" style:parent-style-name="Paragrafoelenco" style:list-style-name="WWNum9" style:family="paragraph">
      <style:text-properties style:font-name="Arial"/>
    </style:style>
    <style:style style:name="P38" style:parent-style-name="Paragrafoelenco" style:list-style-name="WWNum9" style:family="paragraph">
      <style:text-properties style:font-name="Arial"/>
    </style:style>
    <style:style style:name="P39" style:parent-style-name="Paragrafoelenco" style:list-style-name="WWNum9" style:family="paragraph">
      <style:text-properties style:font-name="Arial"/>
    </style:style>
    <style:style style:name="P40" style:parent-style-name="Paragrafoelenco" style:list-style-name="WWNum9" style:family="paragraph">
      <style:text-properties style:font-name="Arial"/>
    </style:style>
    <style:style style:name="P41" style:parent-style-name="Standard" style:family="paragraph">
      <style:text-properties style:font-name="Arial"/>
    </style:style>
    <style:style style:name="P42" style:parent-style-name="Standard" style:family="paragraph">
      <style:text-properties style:font-name="Arial"/>
    </style:style>
    <style:style style:name="P43" style:parent-style-name="Paragrafoelenco" style:list-style-name="WWNum12" style:family="paragraph">
      <style:text-properties style:font-name="Arial"/>
    </style:style>
    <style:style style:name="P44" style:parent-style-name="Paragrafoelenco" style:list-style-name="WWNum12" style:family="paragraph">
      <style:text-properties style:font-name="Arial"/>
    </style:style>
    <style:style style:name="P45" style:parent-style-name="Paragrafoelenco" style:list-style-name="WWNum12" style:family="paragraph">
      <style:text-properties style:font-name="Arial"/>
    </style:style>
    <style:style style:name="P46" style:parent-style-name="Paragrafoelenco" style:list-style-name="WWNum12" style:family="paragraph">
      <style:text-properties style:font-name="Arial"/>
    </style:style>
    <style:style style:name="P47" style:parent-style-name="Paragrafoelenco" style:list-style-name="WWNum12" style:family="paragraph">
      <style:text-properties style:font-name="Arial"/>
    </style:style>
    <style:style style:name="P48" style:parent-style-name="Standard" style:family="paragraph">
      <style:text-properties style:font-name="Arial"/>
    </style:style>
    <style:style style:name="P49" style:parent-style-name="Standard" style:family="paragraph">
      <style:text-properties style:font-name="Arial"/>
    </style:style>
    <style:style style:name="P50" style:parent-style-name="Paragrafoelenco" style:list-style-name="WWNum15" style:family="paragraph">
      <style:text-properties style:font-name="Arial"/>
    </style:style>
    <style:style style:name="P51" style:parent-style-name="Paragrafoelenco" style:list-style-name="WWNum15" style:family="paragraph">
      <style:text-properties style:font-name="Arial"/>
    </style:style>
    <style:style style:name="P52" style:parent-style-name="Paragrafoelenco" style:list-style-name="WWNum15" style:family="paragraph">
      <style:text-properties style:font-name="Arial"/>
    </style:style>
    <style:style style:name="P53" style:parent-style-name="Paragrafoelenco" style:list-style-name="WWNum15" style:family="paragraph">
      <style:text-properties style:font-name="Arial"/>
    </style:style>
    <style:style style:name="P54" style:parent-style-name="Standard" style:family="paragraph">
      <style:text-properties style:font-name="Arial"/>
    </style:style>
    <style:style style:name="P55" style:parent-style-name="Paragrafoelenco" style:list-style-name="WWNum16" style:family="paragraph">
      <style:text-properties style:font-name="Arial"/>
    </style:style>
    <style:style style:name="P56" style:parent-style-name="Paragrafoelenco" style:list-style-name="WWNum16" style:family="paragraph">
      <style:text-properties style:font-name="Arial"/>
    </style:style>
    <style:style style:name="P57" style:parent-style-name="Paragrafoelenco" style:list-style-name="WWNum16" style:family="paragraph">
      <style:text-properties style:font-name="Arial"/>
    </style:style>
    <style:style style:name="P58" style:parent-style-name="Paragrafoelenco" style:list-style-name="WWNum16" style:family="paragraph">
      <style:text-properties style:font-name="Arial"/>
    </style:style>
    <style:style style:name="P59" style:parent-style-name="Paragrafoelenco" style:list-style-name="WWNum16" style:family="paragraph">
      <style:text-properties style:font-name="Arial"/>
    </style:style>
    <style:style style:name="P60" style:parent-style-name="Paragrafoelenco" style:family="paragraph">
      <style:text-properties style:font-name="Arial"/>
    </style:style>
    <style:style style:name="P61" style:parent-style-name="Paragrafoelenco" style:family="paragraph">
      <style:paragraph-properties fo:margin-left="0in">
        <style:tab-stops/>
      </style:paragraph-properties>
      <style:text-properties style:font-name="Arial" fo:font-size="20pt" style:font-size-asian="20pt" style:font-size-complex="20pt" style:text-underline-type="single" style:text-underline-style="solid" style:text-underline-width="auto" style:text-underline-mode="continuous"/>
    </style:style>
    <style:style style:name="P62" style:parent-style-name="Paragrafoelenco" style:list-style-name="LFO25" style:family="paragraph"/>
    <style:style style:name="T63" style:parent-style-name="Car.predefinitoparagrafo" style:family="text">
      <style:text-properties fo:font-size="14pt" style:font-size-asian="14pt" style:font-size-complex="14pt"/>
    </style:style>
    <style:style style:name="T64" style:parent-style-name="Car.predefinitoparagrafo" style:family="text">
      <style:text-properties fo:font-size="14pt" style:font-size-asian="14pt" style:font-size-complex="14pt"/>
    </style:style>
    <style:style style:name="T65" style:parent-style-name="Car.predefinitoparagrafo" style:family="text">
      <style:text-properties fo:font-size="12pt" style:font-size-asian="12pt" style:font-size-complex="12pt"/>
    </style:style>
    <style:style style:name="T66" style:parent-style-name="Car.predefinitoparagrafo" style:family="text">
      <style:text-properties fo:font-size="12pt" style:font-size-asian="12pt" style:font-size-complex="12pt"/>
    </style:style>
    <style:style style:name="P67" style:parent-style-name="Paragrafoelenco" style:list-style-name="LFO25" style:family="paragraph"/>
    <style:style style:name="T68" style:parent-style-name="Car.predefinitoparagrafo" style:family="text">
      <style:text-properties fo:font-size="14pt" style:font-size-asian="14pt" style:font-size-complex="14pt"/>
    </style:style>
    <style:style style:name="P69" style:parent-style-name="Paragrafoelenco" style:list-style-name="LFO26" style:family="paragraph"/>
    <style:style style:name="T70" style:parent-style-name="Car.predefinitoparagrafo" style:family="text">
      <style:text-properties fo:font-size="12pt" style:font-size-asian="12pt" style:font-size-complex="12pt"/>
    </style:style>
    <style:style style:name="T71" style:parent-style-name="Car.predefinitoparagrafo" style:family="text">
      <style:text-properties fo:font-size="12pt" style:font-size-asian="12pt" style:font-size-complex="12pt"/>
    </style:style>
    <style:style style:name="P72" style:parent-style-name="Paragrafoelenco" style:list-style-name="LFO26" style:family="paragraph"/>
    <style:style style:name="T73" style:parent-style-name="Car.predefinitoparagrafo" style:family="text">
      <style:text-properties fo:font-size="12pt" style:font-size-asian="12pt" style:font-size-complex="12pt"/>
    </style:style>
    <style:style style:name="P74" style:parent-style-name="Paragrafoelenco" style:list-style-name="LFO26" style:family="paragraph"/>
    <style:style style:name="T75" style:parent-style-name="Car.predefinitoparagrafo" style:family="text">
      <style:text-properties fo:font-size="12pt" style:font-size-asian="12pt" style:font-size-complex="12pt"/>
    </style:style>
    <style:style style:name="P76" style:parent-style-name="Paragrafoelenco" style:list-style-name="LFO26" style:family="paragraph"/>
    <style:style style:name="T77" style:parent-style-name="Car.predefinitoparagrafo" style:family="text">
      <style:text-properties fo:font-size="12pt" style:font-size-asian="12pt" style:font-size-complex="12pt"/>
    </style:style>
    <style:style style:name="P78" style:parent-style-name="Paragrafoelenco" style:list-style-name="LFO27" style:family="paragraph">
      <style:text-properties fo:font-size="14pt" style:font-size-asian="14pt" style:font-size-complex="14pt"/>
    </style:style>
    <style:style style:name="P79" style:parent-style-name="Paragrafoelenco" style:list-style-name="LFO28" style:family="paragraph"/>
    <style:style style:name="T80" style:parent-style-name="Car.predefinitoparagrafo" style:family="text">
      <style:text-properties fo:font-size="12pt" style:font-size-asian="12pt" style:font-size-complex="12pt"/>
    </style:style>
    <style:style style:name="T81" style:parent-style-name="Car.predefinitoparagrafo" style:family="text">
      <style:text-properties fo:font-size="14pt" style:font-size-asian="14pt" style:font-size-complex="14pt"/>
    </style:style>
    <style:style style:name="P82" style:parent-style-name="Paragrafoelenco" style:list-style-name="LFO28" style:family="paragraph"/>
    <style:style style:name="T83" style:parent-style-name="Car.predefinitoparagrafo" style:family="text">
      <style:text-properties fo:font-size="12pt" style:font-size-asian="12pt" style:font-size-complex="12pt"/>
    </style:style>
    <style:style style:name="T84" style:parent-style-name="Car.predefinitoparagrafo" style:family="text">
      <style:text-properties fo:font-size="14pt" style:font-size-asian="14pt" style:font-size-complex="14pt"/>
    </style:style>
    <style:style style:name="P85" style:parent-style-name="Normale" style:family="paragraph">
      <style:text-properties fo:font-size="14pt" style:font-size-asian="14pt" style:font-size-complex="14pt"/>
    </style:style>
    <style:style style:name="P86" style:parent-style-name="Paragrafoelenco" style:list-style-name="LFO29" style:family="paragraph">
      <style:text-properties fo:font-size="14pt" style:font-size-asian="14pt" style:font-size-complex="14pt"/>
    </style:style>
    <style:style style:name="P87" style:parent-style-name="Paragrafoelenco" style:list-style-name="LFO30" style:family="paragraph"/>
    <style:style style:name="T88" style:parent-style-name="Car.predefinitoparagrafo" style:family="text">
      <style:text-properties fo:font-size="12pt" style:font-size-asian="12pt" style:font-size-complex="12pt"/>
    </style:style>
    <style:style style:name="T89" style:parent-style-name="Car.predefinitoparagrafo" style:family="text">
      <style:text-properties fo:font-size="14pt" style:font-size-asian="14pt" style:font-size-complex="14pt"/>
    </style:style>
    <style:style style:name="P90" style:parent-style-name="Paragrafoelenco" style:list-style-name="LFO30" style:family="paragraph"/>
    <style:style style:name="T91" style:parent-style-name="Car.predefinitoparagrafo" style:family="text">
      <style:text-properties fo:font-size="12pt" style:font-size-asian="12pt" style:font-size-complex="12pt"/>
    </style:style>
    <style:style style:name="T92" style:parent-style-name="Car.predefinitoparagrafo" style:family="text">
      <style:text-properties fo:font-size="12pt" style:font-size-asian="12pt" style:font-size-complex="12pt"/>
    </style:style>
    <style:style style:name="T93" style:parent-style-name="Car.predefinitoparagrafo" style:family="text">
      <style:text-properties fo:font-size="14pt" style:font-size-asian="14pt" style:font-size-complex="14pt"/>
    </style:style>
    <style:style style:name="P94" style:parent-style-name="Paragrafoelenco" style:list-style-name="LFO30" style:family="paragraph"/>
    <style:style style:name="T95" style:parent-style-name="Car.predefinitoparagrafo" style:family="text">
      <style:text-properties fo:font-size="12pt" style:font-size-asian="12pt" style:font-size-complex="12pt"/>
    </style:style>
    <style:style style:name="T96" style:parent-style-name="Car.predefinitoparagrafo" style:family="text">
      <style:text-properties fo:font-size="14pt" style:font-size-asian="14pt" style:font-size-complex="14pt"/>
    </style:style>
    <style:style style:name="P97" style:parent-style-name="Paragrafoelenco" style:list-style-name="LFO30" style:family="paragraph"/>
    <style:style style:name="P98" style:parent-style-name="Paragrafoelenco" style:family="paragraph">
      <style:paragraph-properties fo:margin-left="0.7916in">
        <style:tab-stops/>
      </style:paragraph-properties>
      <style:text-properties fo:font-size="14pt" style:font-size-asian="14pt" style:font-size-complex="14pt"/>
    </style:style>
    <style:style style:name="P99" style:parent-style-name="Paragrafoelenco" style:family="paragraph">
      <style:paragraph-properties fo:margin-left="0.7916in">
        <style:tab-stops/>
      </style:paragraph-properties>
      <style:text-properties fo:font-size="14pt" style:font-size-asian="14pt" style:font-size-complex="14pt"/>
    </style:style>
    <style:style style:name="P100" style:parent-style-name="Paragrafoelenco" style:family="paragraph">
      <style:paragraph-properties fo:margin-left="0in">
        <style:tab-stops/>
      </style:paragraph-properties>
      <style:text-properties style:font-name="Arial" fo:font-size="20pt" style:font-size-asian="20pt" style:font-size-complex="20pt" style:text-underline-type="single" style:text-underline-style="solid" style:text-underline-width="auto" style:text-underline-mode="continuous"/>
    </style:style>
    <style:style style:name="P101" style:parent-style-name="Paragrafoelenco" style:family="paragraph">
      <style:paragraph-properties fo:margin-left="0in">
        <style:tab-stops/>
      </style:paragraph-properties>
      <style:text-properties style:font-name="Arial" fo:font-size="20pt" style:font-size-asian="20pt" style:font-size-complex="20pt" style:text-underline-type="single" style:text-underline-style="solid" style:text-underline-width="auto" style:text-underline-mode="continuous"/>
    </style:style>
    <style:style style:name="P102" style:parent-style-name="Paragrafoelenco" style:family="paragraph">
      <style:paragraph-properties fo:margin-left="0in">
        <style:tab-stops/>
      </style:paragraph-properties>
      <style:text-properties style:font-name="Arial"/>
    </style:style>
    <style:style style:name="P103" style:parent-style-name="Paragrafoelenco" style:family="paragraph">
      <style:paragraph-properties fo:margin-left="0in">
        <style:tab-stops/>
      </style:paragraph-properties>
      <style:text-properties style:font-name="Arial"/>
    </style:style>
    <style:style style:name="P104" style:parent-style-name="Paragrafoelenco" style:family="paragraph">
      <style:paragraph-properties fo:margin-left="0in">
        <style:tab-stops/>
      </style:paragraph-properties>
      <style:text-properties style:font-name="Arial"/>
    </style:style>
    <style:style style:name="P105" style:parent-style-name="Paragrafoelenco" style:list-style-name="LFO31" style:family="paragraph">
      <style:paragraph-properties fo:margin-left="0in" fo:text-indent="0in">
        <style:tab-stops/>
      </style:paragraph-properties>
      <style:text-properties style:font-name="Arial"/>
    </style:style>
    <style:style style:name="P106" style:parent-style-name="Paragrafoelenco" style:list-style-name="LFO31" style:family="paragraph">
      <style:paragraph-properties fo:margin-left="0in" fo:text-indent="0in">
        <style:tab-stops/>
      </style:paragraph-properties>
      <style:text-properties style:font-name="Arial"/>
    </style:style>
    <style:style style:name="P107" style:parent-style-name="Paragrafoelenco" style:list-style-name="LFO31" style:family="paragraph">
      <style:paragraph-properties fo:margin-left="0in" fo:text-indent="0in">
        <style:tab-stops/>
      </style:paragraph-properties>
      <style:text-properties style:font-name="Arial"/>
    </style:style>
    <style:style style:name="P108" style:parent-style-name="Paragrafoelenco" style:list-style-name="LFO31" style:family="paragraph">
      <style:paragraph-properties fo:margin-left="0in" fo:text-indent="0in">
        <style:tab-stops/>
      </style:paragraph-properties>
      <style:text-properties style:font-name="Arial"/>
    </style:style>
    <style:style style:name="P109" style:parent-style-name="Paragrafoelenco" style:family="paragraph">
      <style:paragraph-properties fo:margin-left="0in">
        <style:tab-stops/>
      </style:paragraph-properties>
      <style:text-properties style:font-name="Arial"/>
    </style:style>
    <style:style style:name="P110" style:parent-style-name="Paragrafoelenco" style:family="paragraph">
      <style:paragraph-properties fo:margin-left="0in">
        <style:tab-stops/>
      </style:paragraph-properties>
      <style:text-properties style:font-name="Arial"/>
    </style:style>
    <style:style style:name="P111" style:parent-style-name="Paragrafoelenco" style:family="paragraph">
      <style:paragraph-properties fo:margin-left="0in">
        <style:tab-stops/>
      </style:paragraph-properties>
      <style:text-properties style:font-name="Arial" fo:font-weight="bold" style:font-weight-asian="bold" style:font-weight-complex="bold"/>
    </style:style>
    <style:style style:name="P112" style:parent-style-name="Paragrafoelenco" style:family="paragraph">
      <style:paragraph-properties fo:margin-left="0in" fo:background-color="#66CCFF">
        <style:tab-stops/>
      </style:paragraph-properties>
      <style:text-properties style:font-name="Arial" fo:font-size="8pt" style:font-size-asian="8pt" style:font-size-complex="8pt"/>
    </style:style>
    <style:style style:name="P113" style:parent-style-name="Paragrafoelenco" style:family="paragraph">
      <style:paragraph-properties fo:margin-left="0in" fo:background-color="#66CCFF">
        <style:tab-stops/>
      </style:paragraph-properties>
      <style:text-properties style:font-name="Arial" fo:font-size="8pt" style:font-size-asian="8pt" style:font-size-complex="8pt"/>
    </style:style>
    <style:style style:name="P114" style:parent-style-name="Paragrafoelenco" style:family="paragraph">
      <style:paragraph-properties fo:margin-left="0in">
        <style:tab-stops/>
      </style:paragraph-properties>
      <style:text-properties style:font-name="Arial" fo:font-weight="bold" style:font-weight-asian="bold" style:font-weight-complex="bold"/>
    </style:style>
    <style:style style:name="P115" style:parent-style-name="Paragrafoelenco" style:family="paragraph">
      <style:paragraph-properties fo:margin-left="0in" fo:background-color="#66CCFF">
        <style:tab-stops/>
      </style:paragraph-properties>
      <style:text-properties style:font-name="Arial" fo:font-size="8pt" style:font-size-asian="8pt" style:font-size-complex="8pt"/>
    </style:style>
    <style:style style:name="P116" style:parent-style-name="Paragrafoelenco" style:family="paragraph">
      <style:paragraph-properties fo:margin-left="0in" fo:background-color="#66CCFF">
        <style:tab-stops/>
      </style:paragraph-properties>
      <style:text-properties style:font-name="Arial" fo:font-size="8pt" style:font-size-asian="8pt" style:font-size-complex="8pt"/>
    </style:style>
    <style:style style:name="P117" style:parent-style-name="Paragrafoelenco" style:family="paragraph">
      <style:paragraph-properties fo:margin-left="0in" fo:background-color="#66CCFF">
        <style:tab-stops/>
      </style:paragraph-properties>
    </style:style>
    <style:style style:name="T118" style:parent-style-name="Car.predefinitoparagrafo" style:family="text">
      <style:text-properties style:font-name="Arial" fo:font-size="8pt" style:font-size-asian="8pt" style:font-size-complex="8pt"/>
    </style:style>
    <style:style style:name="T119" style:parent-style-name="Car.predefinitoparagrafo" style:family="text">
      <style:text-properties style:font-name="Arial" fo:font-size="8pt" style:font-size-asian="8pt" style:font-size-complex="8pt"/>
    </style:style>
    <style:style style:name="T120" style:parent-style-name="Car.predefinitoparagrafo" style:family="text">
      <style:text-properties style:font-name="Arial" fo:font-size="8pt" style:font-size-asian="8pt" style:font-size-complex="8pt" fo:language="en" fo:country="GB"/>
    </style:style>
    <style:style style:name="P121" style:parent-style-name="Paragrafoelenco" style:family="paragraph">
      <style:paragraph-properties fo:margin-left="0in" fo:background-color="#66CCFF">
        <style:tab-stops/>
      </style:paragraph-properties>
      <style:text-properties style:font-name="Arial" fo:font-size="8pt" style:font-size-asian="8pt" style:font-size-complex="8pt" fo:language="en" fo:country="GB"/>
    </style:style>
    <style:style style:name="P122" style:parent-style-name="Paragrafoelenco" style:family="paragraph">
      <style:paragraph-properties fo:margin-left="0in" fo:background-color="#66CCFF">
        <style:tab-stops/>
      </style:paragraph-properties>
      <style:text-properties style:font-name="Arial" fo:font-size="8pt" style:font-size-asian="8pt" style:font-size-complex="8pt" fo:language="en" fo:country="GB"/>
    </style:style>
    <style:style style:name="P123" style:parent-style-name="Paragrafoelenco" style:family="paragraph">
      <style:paragraph-properties fo:margin-left="0in" fo:background-color="#66CCFF">
        <style:tab-stops/>
      </style:paragraph-properties>
    </style:style>
    <style:style style:name="T124" style:parent-style-name="Car.predefinitoparagrafo" style:family="text">
      <style:text-properties style:font-name="Arial" fo:font-size="8pt" style:font-size-asian="8pt" style:font-size-complex="8pt" fo:language="en" fo:country="GB"/>
    </style:style>
    <style:style style:name="T125" style:parent-style-name="Car.predefinitoparagrafo" style:family="text">
      <style:text-properties style:font-name="Arial" fo:font-size="8pt" style:font-size-asian="8pt" style:font-size-complex="8pt" fo:language="en" fo:country="GB"/>
    </style:style>
    <style:style style:name="T126" style:parent-style-name="Car.predefinitoparagrafo" style:family="text">
      <style:text-properties style:font-name="Arial" fo:font-size="8pt" style:font-size-asian="8pt" style:font-size-complex="8pt" fo:language="en" fo:country="GB"/>
    </style:style>
    <style:style style:name="T127" style:parent-style-name="Car.predefinitoparagrafo" style:family="text">
      <style:text-properties style:font-name="Arial" fo:font-size="8pt" style:font-size-asian="8pt" style:font-size-complex="8pt" fo:language="en" fo:country="GB"/>
    </style:style>
    <style:style style:name="T128" style:parent-style-name="Car.predefinitoparagrafo" style:family="text">
      <style:text-properties style:font-name="Arial" fo:font-size="8pt" style:font-size-asian="8pt" style:font-size-complex="8pt" fo:language="en" fo:country="GB"/>
    </style:style>
    <style:style style:name="T129" style:parent-style-name="Car.predefinitoparagrafo" style:family="text">
      <style:text-properties style:font-name="Arial" fo:font-size="8pt" style:font-size-asian="8pt" style:font-size-complex="8pt"/>
    </style:style>
    <style:style style:name="P130" style:parent-style-name="Paragrafoelenco" style:family="paragraph">
      <style:paragraph-properties fo:margin-left="0in" fo:background-color="#66CCFF">
        <style:tab-stops/>
      </style:paragraph-properties>
      <style:text-properties style:font-name="Arial" fo:font-size="8pt" style:font-size-asian="8pt" style:font-size-complex="8pt"/>
    </style:style>
    <style:style style:name="P131" style:parent-style-name="Paragrafoelenco" style:family="paragraph">
      <style:paragraph-properties fo:margin-left="0in" fo:background-color="#66CCFF">
        <style:tab-stops/>
      </style:paragraph-properties>
      <style:text-properties style:font-name="Arial" fo:font-size="8pt" style:font-size-asian="8pt" style:font-size-complex="8pt"/>
    </style:style>
    <style:style style:name="P132" style:parent-style-name="Paragrafoelenco" style:family="paragraph">
      <style:paragraph-properties fo:margin-left="0in" fo:background-color="#66CCFF">
        <style:tab-stops/>
      </style:paragraph-properties>
      <style:text-properties style:font-name="Arial" fo:font-size="8pt" style:font-size-asian="8pt" style:font-size-complex="8pt"/>
    </style:style>
    <style:style style:name="P133" style:parent-style-name="Paragrafoelenco" style:family="paragraph">
      <style:paragraph-properties fo:margin-left="0in" fo:background-color="#66CCFF">
        <style:tab-stops/>
      </style:paragraph-properties>
      <style:text-properties style:font-name="Arial" fo:font-size="8pt" style:font-size-asian="8pt" style:font-size-complex="8pt"/>
    </style:style>
    <style:style style:name="P134" style:parent-style-name="Paragrafoelenco" style:family="paragraph">
      <style:paragraph-properties fo:margin-left="0in" fo:background-color="#66CCFF">
        <style:tab-stops/>
      </style:paragraph-properties>
      <style:text-properties style:font-name="Arial" fo:font-size="8pt" style:font-size-asian="8pt" style:font-size-complex="8pt"/>
    </style:style>
    <style:style style:name="P135" style:parent-style-name="Paragrafoelenco" style:family="paragraph">
      <style:paragraph-properties fo:margin-left="0in" fo:background-color="#66CCFF">
        <style:tab-stops/>
      </style:paragraph-properties>
      <style:text-properties style:font-name="Arial" fo:font-size="8pt" style:font-size-asian="8pt" style:font-size-complex="8pt"/>
    </style:style>
    <style:style style:name="P136" style:parent-style-name="Paragrafoelenco" style:family="paragraph">
      <style:paragraph-properties fo:margin-left="0in" fo:background-color="#66CCFF">
        <style:tab-stops/>
      </style:paragraph-properties>
      <style:text-properties style:font-name="Arial" fo:font-size="8pt" style:font-size-asian="8pt" style:font-size-complex="8pt"/>
    </style:style>
    <style:style style:name="P137" style:parent-style-name="Paragrafoelenco" style:family="paragraph">
      <style:paragraph-properties fo:margin-left="0in" fo:background-color="#66CCFF">
        <style:tab-stops/>
      </style:paragraph-properties>
      <style:text-properties style:font-name="Arial" fo:font-size="8pt" style:font-size-asian="8pt" style:font-size-complex="8pt"/>
    </style:style>
    <style:style style:name="P138" style:parent-style-name="Paragrafoelenco" style:family="paragraph">
      <style:paragraph-properties fo:margin-left="0in" fo:background-color="#66CCFF">
        <style:tab-stops/>
      </style:paragraph-properties>
      <style:text-properties style:font-name="Arial" fo:font-size="8pt" style:font-size-asian="8pt" style:font-size-complex="8pt"/>
    </style:style>
    <style:style style:name="P139" style:parent-style-name="Paragrafoelenco" style:family="paragraph">
      <style:paragraph-properties fo:margin-left="0in" fo:background-color="#66CCFF">
        <style:tab-stops/>
      </style:paragraph-properties>
      <style:text-properties style:font-name="Arial" fo:font-size="8pt" style:font-size-asian="8pt" style:font-size-complex="8pt"/>
    </style:style>
    <style:style style:name="P140" style:parent-style-name="Paragrafoelenco" style:family="paragraph">
      <style:paragraph-properties fo:margin-left="0in">
        <style:tab-stops/>
      </style:paragraph-properties>
      <style:text-properties style:font-name="Arial" fo:font-size="8pt" style:font-size-asian="8pt" style:font-size-complex="8pt"/>
    </style:style>
    <style:style style:name="P141" style:parent-style-name="Paragrafoelenco" style:family="paragraph">
      <style:paragraph-properties fo:margin-left="0in">
        <style:tab-stops/>
      </style:paragraph-properties>
      <style:text-properties style:font-name="Arial" fo:font-weight="bold" style:font-weight-asian="bold" style:font-weight-complex="bold"/>
    </style:style>
    <style:style style:name="P142" style:parent-style-name="Paragrafoelenco" style:family="paragraph">
      <style:paragraph-properties fo:margin-left="0in" fo:background-color="#66CCFF">
        <style:tab-stops/>
      </style:paragraph-properties>
      <style:text-properties style:font-name="Arial" fo:font-size="8pt" style:font-size-asian="8pt" style:font-size-complex="8pt"/>
    </style:style>
    <style:style style:name="P143" style:parent-style-name="Paragrafoelenco" style:family="paragraph">
      <style:paragraph-properties fo:margin-left="0in" fo:background-color="#66CCFF">
        <style:tab-stops/>
      </style:paragraph-properties>
      <style:text-properties style:font-name="Arial" fo:font-size="8pt" style:font-size-asian="8pt" style:font-size-complex="8pt"/>
    </style:style>
    <style:style style:name="P144" style:parent-style-name="Paragrafoelenco" style:family="paragraph">
      <style:paragraph-properties fo:margin-left="0in" fo:background-color="#66CCFF">
        <style:tab-stops/>
      </style:paragraph-properties>
      <style:text-properties style:font-name="Arial" fo:font-size="8pt" style:font-size-asian="8pt" style:font-size-complex="8pt"/>
    </style:style>
    <style:style style:name="P145" style:parent-style-name="Paragrafoelenco" style:family="paragraph">
      <style:paragraph-properties fo:margin-left="0in" fo:background-color="#66CCFF">
        <style:tab-stops/>
      </style:paragraph-properties>
      <style:text-properties style:font-name="Arial" fo:font-size="8pt" style:font-size-asian="8pt" style:font-size-complex="8pt"/>
    </style:style>
    <style:style style:name="P146" style:parent-style-name="Paragrafoelenco" style:family="paragraph">
      <style:paragraph-properties fo:margin-left="0in" fo:background-color="#66CCFF">
        <style:tab-stops/>
      </style:paragraph-properties>
      <style:text-properties style:font-name="Arial" fo:font-size="8pt" style:font-size-asian="8pt" style:font-size-complex="8pt"/>
    </style:style>
    <style:style style:name="P147" style:parent-style-name="Paragrafoelenco" style:family="paragraph">
      <style:paragraph-properties fo:margin-left="0in" fo:background-color="#66CCFF">
        <style:tab-stops/>
      </style:paragraph-properties>
      <style:text-properties style:font-name="Arial" fo:font-size="8pt" style:font-size-asian="8pt" style:font-size-complex="8pt"/>
    </style:style>
    <style:style style:name="P148" style:parent-style-name="Paragrafoelenco" style:family="paragraph">
      <style:paragraph-properties fo:margin-left="0in" fo:background-color="#66CCFF">
        <style:tab-stops/>
      </style:paragraph-properties>
      <style:text-properties style:font-name="Arial" fo:font-size="8pt" style:font-size-asian="8pt" style:font-size-complex="8pt"/>
    </style:style>
    <style:style style:name="P149" style:parent-style-name="Paragrafoelenco" style:family="paragraph">
      <style:paragraph-properties fo:margin-left="0in" fo:background-color="#66CCFF">
        <style:tab-stops/>
      </style:paragraph-properties>
      <style:text-properties style:font-name="Arial" fo:font-size="8pt" style:font-size-asian="8pt" style:font-size-complex="8pt"/>
    </style:style>
    <style:style style:name="P150" style:parent-style-name="Paragrafoelenco" style:family="paragraph">
      <style:paragraph-properties fo:margin-left="0in" fo:background-color="#66CCFF">
        <style:tab-stops/>
      </style:paragraph-properties>
      <style:text-properties style:font-name="Arial" fo:font-size="8pt" style:font-size-asian="8pt" style:font-size-complex="8pt"/>
    </style:style>
    <style:style style:name="P151" style:parent-style-name="Paragrafoelenco" style:family="paragraph">
      <style:paragraph-properties fo:margin-left="0in" fo:background-color="#66CCFF">
        <style:tab-stops/>
      </style:paragraph-properties>
      <style:text-properties style:font-name="Arial" fo:font-weight="bold" style:font-weight-asian="bold" style:font-weight-complex="bold" fo:font-size="8pt" style:font-size-asian="8pt" style:font-size-complex="8pt"/>
    </style:style>
    <style:style style:name="P152" style:parent-style-name="Paragrafoelenco" style:family="paragraph">
      <style:paragraph-properties fo:margin-left="0in">
        <style:tab-stops/>
      </style:paragraph-properties>
      <style:text-properties style:font-name="Arial" fo:font-weight="bold" style:font-weight-asian="bold" style:font-weight-complex="bold"/>
    </style:style>
    <style:style style:name="P153" style:parent-style-name="Paragrafoelenco" style:family="paragraph">
      <style:paragraph-properties fo:margin-left="0in">
        <style:tab-stops/>
      </style:paragraph-properties>
      <style:text-properties style:font-name="Arial" fo:font-weight="bold" style:font-weight-asian="bold" style:font-weight-complex="bold"/>
    </style:style>
    <style:style style:name="P154" style:parent-style-name="Paragrafoelenco" style:family="paragraph">
      <style:paragraph-properties fo:margin-left="0in" fo:background-color="#66CCFF">
        <style:tab-stops/>
      </style:paragraph-properties>
      <style:text-properties style:font-name="Arial" fo:font-size="8pt" style:font-size-asian="8pt" style:font-size-complex="8pt"/>
    </style:style>
    <style:style style:name="P155" style:parent-style-name="Paragrafoelenco" style:family="paragraph">
      <style:paragraph-properties fo:margin-left="0in" fo:background-color="#66CCFF">
        <style:tab-stops/>
      </style:paragraph-properties>
      <style:text-properties style:font-name="Arial" fo:font-size="8pt" style:font-size-asian="8pt" style:font-size-complex="8pt"/>
    </style:style>
    <style:style style:name="P156" style:parent-style-name="Paragrafoelenco" style:family="paragraph">
      <style:paragraph-properties fo:margin-left="0in" fo:background-color="#66CCFF">
        <style:tab-stops/>
      </style:paragraph-properties>
      <style:text-properties style:font-name="Arial" fo:font-size="8pt" style:font-size-asian="8pt" style:font-size-complex="8pt"/>
    </style:style>
    <style:style style:name="P157" style:parent-style-name="Paragrafoelenco" style:family="paragraph">
      <style:paragraph-properties fo:margin-left="0in" fo:background-color="#66CCFF">
        <style:tab-stops/>
      </style:paragraph-properties>
      <style:text-properties style:font-name="Arial" fo:font-size="8pt" style:font-size-asian="8pt" style:font-size-complex="8pt"/>
    </style:style>
    <style:style style:name="P158" style:parent-style-name="Paragrafoelenco" style:family="paragraph">
      <style:paragraph-properties fo:margin-left="0in" fo:background-color="#66CCFF">
        <style:tab-stops/>
      </style:paragraph-properties>
      <style:text-properties style:font-name="Arial" fo:font-size="8pt" style:font-size-asian="8pt" style:font-size-complex="8pt"/>
    </style:style>
    <style:style style:name="P159" style:parent-style-name="Paragrafoelenco" style:family="paragraph">
      <style:paragraph-properties fo:margin-left="0in" fo:background-color="#66CCFF">
        <style:tab-stops/>
      </style:paragraph-properties>
      <style:text-properties style:font-name="Arial" fo:font-size="8pt" style:font-size-asian="8pt" style:font-size-complex="8pt"/>
    </style:style>
    <style:style style:name="P160" style:parent-style-name="Paragrafoelenco" style:family="paragraph">
      <style:paragraph-properties fo:margin-left="0in" fo:background-color="#66CCFF">
        <style:tab-stops/>
      </style:paragraph-properties>
      <style:text-properties style:font-name="Arial" fo:font-size="8pt" style:font-size-asian="8pt" style:font-size-complex="8pt"/>
    </style:style>
    <style:style style:name="P161" style:parent-style-name="Paragrafoelenco" style:family="paragraph">
      <style:paragraph-properties fo:margin-left="0in" fo:background-color="#66CCFF">
        <style:tab-stops/>
      </style:paragraph-properties>
      <style:text-properties style:font-name="Arial" fo:font-size="8pt" style:font-size-asian="8pt" style:font-size-complex="8pt"/>
    </style:style>
    <style:style style:name="P162" style:parent-style-name="Paragrafoelenco" style:family="paragraph">
      <style:paragraph-properties fo:margin-left="0in" fo:background-color="#66CCFF">
        <style:tab-stops/>
      </style:paragraph-properties>
      <style:text-properties style:font-name="Arial" fo:font-size="8pt" style:font-size-asian="8pt" style:font-size-complex="8pt"/>
    </style:style>
    <style:style style:name="P163" style:parent-style-name="Paragrafoelenco" style:family="paragraph">
      <style:paragraph-properties fo:margin-left="0in" fo:background-color="#66CCFF">
        <style:tab-stops/>
      </style:paragraph-properties>
    </style:style>
    <style:style style:name="T164" style:parent-style-name="Car.predefinitoparagrafo" style:family="text">
      <style:text-properties style:font-name="Arial" fo:font-size="8pt" style:font-size-asian="8pt" style:font-size-complex="8pt"/>
    </style:style>
    <style:style style:name="T165" style:parent-style-name="Car.predefinitoparagrafo" style:family="text">
      <style:text-properties style:font-name="Arial" fo:font-size="8pt" style:font-size-asian="8pt" style:font-size-complex="8pt"/>
    </style:style>
    <style:style style:name="T166" style:parent-style-name="Car.predefinitoparagrafo" style:family="text">
      <style:text-properties style:font-name="Arial" fo:font-size="8pt" style:font-size-asian="8pt" style:font-size-complex="8pt"/>
    </style:style>
    <style:style style:name="T167" style:parent-style-name="Car.predefinitoparagrafo" style:family="text">
      <style:text-properties style:font-name="Arial" fo:font-size="8pt" style:font-size-asian="8pt" style:font-size-complex="8pt"/>
    </style:style>
    <style:style style:name="T168" style:parent-style-name="Car.predefinitoparagrafo" style:family="text">
      <style:text-properties style:font-name="Arial" fo:font-size="8pt" style:font-size-asian="8pt" style:font-size-complex="8pt"/>
    </style:style>
    <style:style style:name="T169" style:parent-style-name="Car.predefinitoparagrafo" style:family="text">
      <style:text-properties style:font-name="Arial" fo:font-size="8pt" style:font-size-asian="8pt" style:font-size-complex="8pt"/>
    </style:style>
    <style:style style:name="T170" style:parent-style-name="Car.predefinitoparagrafo" style:family="text">
      <style:text-properties style:font-name="Arial" fo:font-size="8pt" style:font-size-asian="8pt" style:font-size-complex="8pt"/>
    </style:style>
    <style:style style:name="P171" style:parent-style-name="Paragrafoelenco" style:family="paragraph">
      <style:paragraph-properties fo:margin-left="0in" fo:background-color="#66CCFF">
        <style:tab-stops/>
      </style:paragraph-properties>
      <style:text-properties style:font-name="Arial" fo:font-size="8pt" style:font-size-asian="8pt" style:font-size-complex="8pt"/>
    </style:style>
    <style:style style:name="P172" style:parent-style-name="Paragrafoelenco" style:family="paragraph">
      <style:paragraph-properties fo:margin-left="0in" fo:background-color="#66CCFF">
        <style:tab-stops/>
      </style:paragraph-properties>
    </style:style>
    <style:style style:name="T173" style:parent-style-name="Car.predefinitoparagrafo" style:family="text">
      <style:text-properties style:font-name="Arial" fo:font-size="8pt" style:font-size-asian="8pt" style:font-size-complex="8pt"/>
    </style:style>
    <style:style style:name="T174" style:parent-style-name="Car.predefinitoparagrafo" style:family="text">
      <style:text-properties style:font-name="Arial" fo:font-size="8pt" style:font-size-asian="8pt" style:font-size-complex="8pt"/>
    </style:style>
    <style:style style:name="T175" style:parent-style-name="Car.predefinitoparagrafo" style:family="text">
      <style:text-properties style:font-name="Arial" fo:font-size="8pt" style:font-size-asian="8pt" style:font-size-complex="8pt"/>
    </style:style>
    <style:style style:name="T176" style:parent-style-name="Car.predefinitoparagrafo" style:family="text">
      <style:text-properties style:font-name="Arial" fo:font-size="8pt" style:font-size-asian="8pt" style:font-size-complex="8pt"/>
    </style:style>
    <style:style style:name="T177" style:parent-style-name="Car.predefinitoparagrafo" style:family="text">
      <style:text-properties style:font-name="Arial" fo:font-size="8pt" style:font-size-asian="8pt" style:font-size-complex="8pt"/>
    </style:style>
    <style:style style:name="T178" style:parent-style-name="Car.predefinitoparagrafo" style:family="text">
      <style:text-properties style:font-name="Arial" fo:font-size="8pt" style:font-size-asian="8pt" style:font-size-complex="8pt"/>
    </style:style>
    <style:style style:name="T179" style:parent-style-name="Car.predefinitoparagrafo" style:family="text">
      <style:text-properties style:font-name="Arial" fo:font-size="8pt" style:font-size-asian="8pt" style:font-size-complex="8pt"/>
    </style:style>
    <style:style style:name="P180" style:parent-style-name="Paragrafoelenco" style:family="paragraph">
      <style:paragraph-properties fo:margin-left="0in" fo:background-color="#66CCFF">
        <style:tab-stops/>
      </style:paragraph-properties>
      <style:text-properties style:font-name="Arial" fo:font-size="8pt" style:font-size-asian="8pt" style:font-size-complex="8pt"/>
    </style:style>
    <style:style style:name="P181" style:parent-style-name="Paragrafoelenco" style:family="paragraph">
      <style:paragraph-properties fo:margin-left="0in" fo:background-color="#66CCFF">
        <style:tab-stops/>
      </style:paragraph-properties>
      <style:text-properties style:font-name="Arial" fo:font-size="8pt" style:font-size-asian="8pt" style:font-size-complex="8pt"/>
    </style:style>
    <style:style style:name="P182" style:parent-style-name="Paragrafoelenco" style:family="paragraph">
      <style:paragraph-properties fo:margin-left="0in">
        <style:tab-stops/>
      </style:paragraph-properties>
      <style:text-properties style:font-name="Arial" fo:font-size="8pt" style:font-size-asian="8pt" style:font-size-complex="8pt"/>
    </style:style>
    <style:style style:name="P183" style:parent-style-name="Paragrafoelenco" style:family="paragraph">
      <style:paragraph-properties fo:margin-left="0in">
        <style:tab-stops/>
      </style:paragraph-properties>
      <style:text-properties style:font-name="Arial"/>
    </style:style>
    <style:style style:name="P184" style:parent-style-name="Paragrafoelenco" style:list-style-name="LFO32" style:family="paragraph">
      <style:text-properties style:font-name="Arial"/>
    </style:style>
    <style:style style:name="P185" style:parent-style-name="Paragrafoelenco" style:list-style-name="LFO33" style:family="paragraph">
      <style:text-properties style:font-name="Arial"/>
    </style:style>
    <style:style style:name="P186" style:parent-style-name="Paragrafoelenco" style:list-style-name="LFO33" style:family="paragraph">
      <style:text-properties style:font-name="Arial"/>
    </style:style>
    <style:style style:name="P187" style:parent-style-name="Paragrafoelenco" style:list-style-name="LFO33" style:family="paragraph">
      <style:text-properties style:font-name="Arial"/>
    </style:style>
    <style:style style:name="P188" style:parent-style-name="Paragrafoelenco" style:list-style-name="LFO33" style:family="paragraph">
      <style:text-properties style:font-name="Arial"/>
    </style:style>
    <style:style style:name="P189" style:parent-style-name="Paragrafoelenco" style:list-style-name="LFO33" style:family="paragraph">
      <style:text-properties style:font-name="Arial"/>
    </style:style>
    <style:style style:name="P190" style:parent-style-name="Paragrafoelenco" style:list-style-name="LFO33" style:family="paragraph">
      <style:text-properties style:font-name="Arial"/>
    </style:style>
    <style:style style:name="P191" style:parent-style-name="Paragrafoelenco" style:list-style-name="LFO34" style:family="paragraph">
      <style:text-properties style:font-name="Arial"/>
    </style:style>
    <style:style style:name="P192" style:parent-style-name="Paragrafoelenco" style:list-style-name="LFO32" style:family="paragraph">
      <style:text-properties style:font-name="Arial"/>
    </style:style>
    <style:style style:name="P193" style:parent-style-name="Paragrafoelenco" style:list-style-name="LFO34" style:family="paragraph">
      <style:text-properties style:font-name="Arial"/>
    </style:style>
    <style:style style:name="P194" style:parent-style-name="Paragrafoelenco" style:list-style-name="LFO34" style:family="paragraph">
      <style:text-properties style:font-name="Arial"/>
    </style:style>
    <style:style style:name="P195" style:parent-style-name="Paragrafoelenco" style:list-style-name="LFO33" style:family="paragraph">
      <style:text-properties style:font-name="Arial"/>
    </style:style>
    <style:style style:name="P196" style:parent-style-name="Paragrafoelenco" style:list-style-name="LFO34" style:family="paragraph">
      <style:text-properties style:font-name="Arial"/>
    </style:style>
    <style:style style:name="P197" style:parent-style-name="Paragrafoelenco" style:list-style-name="LFO33" style:family="paragraph">
      <style:text-properties style:font-name="Arial"/>
    </style:style>
    <style:style style:name="P198" style:parent-style-name="Normale" style:family="paragraph">
      <style:paragraph-properties fo:margin-left="0.75in">
        <style:tab-stops/>
      </style:paragraph-properties>
      <style:text-properties style:font-name="Arial"/>
    </style:style>
    <style:style style:name="P199" style:parent-style-name="Paragrafoelenco" style:family="paragraph">
      <style:paragraph-properties fo:margin-left="0in">
        <style:tab-stops/>
      </style:paragraph-properties>
      <style:text-properties style:font-name="Arial"/>
    </style:style>
    <style:style style:name="P200" style:parent-style-name="Paragrafoelenco" style:list-style-name="WWNum16" style:family="paragraph">
      <style:text-properties style:font-name="Arial"/>
    </style:style>
    <style:style style:name="P201" style:parent-style-name="Paragrafoelenco" style:list-style-name="WWNum16" style:family="paragraph">
      <style:text-properties style:font-name="Arial"/>
    </style:style>
    <style:style style:name="P202" style:parent-style-name="Paragrafoelenco" style:list-style-name="WWNum16" style:family="paragraph"/>
    <style:style style:name="T203" style:parent-style-name="Car.predefinitoparagrafo" style:family="text">
      <style:text-properties style:font-name="Arial"/>
    </style:style>
    <style:style style:name="T204" style:parent-style-name="Car.predefinitoparagrafo" style:family="text">
      <style:text-properties style:font-name="Arial"/>
    </style:style>
    <style:style style:name="P205" style:parent-style-name="Normale" style:family="paragraph">
      <style:paragraph-properties fo:margin-left="0.25in">
        <style:tab-stops/>
      </style:paragraph-properties>
      <style:text-properties fo:font-weight="bold" style:font-weight-asian="bold" style:font-weight-complex="bold" style:text-underline-type="single" style:text-underline-style="solid" style:text-underline-width="auto" style:text-underline-mode="continuous"/>
    </style:style>
  </office:automatic-styles>
  <office:body>
    <office:text text:use-soft-page-breaks="true">
      <text:p text:style-name="P1">NO NOSENSE-VIDEOGAMES</text:p>
      <text:p text:style-name="P2"/>
      <text:p text:style-name="P3"/>
      <text:p text:style-name="P4">CAPITOLO 1</text:p>
      <text:p text:style-name="P5"/>
      <text:p text:style-name="P6">INTRODUZIONE</text:p>
      <text:p text:style-name="Standard"><text:span text:style-name="T7">Siamo interessati a sviluppare un’applicazione web che vada a gestire un negozio online di videogiochi.</text:span><text:span text:style-name="T8"><text:s/>L’applicazione prevede la gestione di un catalogo pubblico di prodotti che può essere visionato secondo diversi ordinamenti :</text:span></text:p>
      <text:list text:style-name="WWNum2">
        <text:list-item text:start-value="1">
          <text:p text:style-name="P9">PREZZO</text:p>
        </text:list-item>
        <text:list-item>
          <text:p text:style-name="P10">ANNO DI USCITA</text:p>
        </text:list-item>
        <text:list-item>
          <text:p text:style-name="P11">ORDINE ALFEBITICO</text:p>
        </text:list-item>
        <text:list-item>
          <text:p text:style-name="P12">PIATTAFORMA</text:p>
        </text:list-item>
        <text:list-item>
          <text:p text:style-name="P13">GENERE</text:p>
        </text:list-item>
      </text:list>
      <text:p text:style-name="P14">Ogni elemento del catalogo prevede un prezzo che può essere soggetto a<text:s/>sconti ottenibili tramite:</text:p>
      <text:list text:style-name="WWNum3">
        <text:list-item text:start-value="1">
          <text:p text:style-name="P15">CREDITI SPESI DA UN UTENTE REGISTRATO</text:p>
        </text:list-item>
        <text:list-item>
          <text:p text:style-name="P16">VALORE REPUTAZIONE DELL'UTENTE REGISTRATO</text:p>
        </text:list-item>
        <text:list-item>
          <text:p text:style-name="P17">X MESI DI REGISTRAZIONE DELL'UTENTE</text:p>
        </text:list-item>
        <text:list-item>
          <text:p text:style-name="P18">X ANNI DI REGISTRAZIONEDELL'UTENTE</text:p>
        </text:list-item>
      </text:list>
      <text:p text:style-name="P19">Il prezzo di ogni elemento, inoltre, può essere soggetto a<text:s/>promozioni disponibili per ogni tipo di utente.<text:s/>La promozione consiste nel modificare il prezzo del prodotto (DIMINUIRLO) e applicare il prezzo scelto a tutti i tipi di utenti, senza particolari requisiti (ES= TEMPO DI ISCRIZIONE ALL’APPLICAZIONE). L’applicazione prevede anche dei bonus che possono essere assegnati a tutti i tipi di utente<text:s/>che acquistano un determinato articolo, il bonus viene erogato tramite crediti virtuali che possono essere utilizzati per acquistare articoli sul sito.</text:p>
      <text:p text:style-name="Standard"><text:span text:style-name="T20">Ogni visitatore ha possibilità di accedere con le proprie credenziali o registrarsi al sito. I clienti registrati, una volta effettuato l’accesso, hanno la possibilità di “ricaricare” il proprio conto sul sito tramite r</text:span><text:span text:style-name="T21">ichieste all’admin che può accettare/rifiutare la richiesta effettuata.</text:span><text:span text:style-name="T22"><text:line-break/></text:span><text:span text:style-name="T23">L’applicazione permette ai vari utenti registrati di poter recensire e/o fare domande riguardo un articolo presente nel catalogo. Ogni utente può poi valutare l’utilità della recension</text:span><text:span text:style-name="T24">e/domanda tramite 2 appositi campi: SUPPORTO (da 1 a 3) e UTILITA’ (da 1 a 5).</text:span></text:p>
      <text:soft-page-break/>
      <text:p text:style-name="P25">All’interno dell’applicazione è presenta una pagina di FAQ che è gestita totalmente dall’admin del sito. Questa pagina comprende le FAQ (domande più frequenti) e le rispettive risposte pubblicate dall’admin che può decidere di spostare una domanda effettuata da un cliente entri nelle FAQ se quest’ultima abbia ricevuto un elevata popolarità.</text:p>
      <text:p text:style-name="P26">Ogni cliente presenta una reputazione che è basata sui giudizi ottenuto rispetto ai<text:s/>contributi pubblicati (recensioni/domande). Per calcolare il valore della reputazione di ogni cliente vengono presi in considerazioni i punteggi ottenuti dagli altri utenti in base ad una “scala gerarchica”:</text:p>
      <text:list text:style-name="WWNum4">
        <text:list-item text:start-value="1">
          <text:p text:style-name="P27">GESTORE</text:p>
        </text:list-item>
        <text:list-item>
          <text:p text:style-name="P28">CLIENTI (PESO IN BASE ALLA REPUTAZIONE DEL CLIENTE)</text:p>
        </text:list-item>
      </text:list>
      <text:p text:style-name="P29"/>
      <text:p text:style-name="P30">TIPI DI UTENTE</text:p>
      <text:p text:style-name="P31">L’applicazione prevede 4 diverse tipologie di utente:</text:p>
      <text:list text:style-name="WWNum6">
        <text:list-item text:start-value="1">
          <text:p text:style-name="P32">VISITATORE</text:p>
        </text:list-item>
        <text:list-item>
          <text:p text:style-name="P33">CLIENTE</text:p>
        </text:list-item>
        <text:list-item>
          <text:p text:style-name="P34">GESTORE</text:p>
        </text:list-item>
        <text:list-item>
          <text:p text:style-name="P35">ADMIN</text:p>
        </text:list-item>
      </text:list>
      <text:p text:style-name="P36">VISITATORE: L’utente visitatore ha delle funzionalità “limitate” può infatti effettuare solamente operazioni “visive” oppure registrarsi al sito:</text:p>
      <text:list text:style-name="WWNum9">
        <text:list-item>
          <text:p text:style-name="P37">Può visionare il catalogo di prodotti a disposizione tramite catalogo.php</text:p>
        </text:list-item>
        <text:list-item>
          <text:p text:style-name="P38">Può accedere ad informazioni sull’azienda tramite appositi link inseriti in home.php</text:p>
        </text:list-item>
        <text:list-item>
          <text:p text:style-name="P39">Può accedere alle FAQ del sito tramite la pagina faq.php</text:p>
        </text:list-item>
        <text:list-item>
          <text:p text:style-name="P40">Registrarsi al sito tramite la pagina registrazione.php raggiungibile tramite un link presente in home.php specificando indirizzo email, username e password per utilizzare tutti i servizi offerti.<text:line-break/></text:p>
        </text:list-item>
      </text:list>
      <text:p text:style-name="P41"><text:s text:c="2"/></text:p>
      <text:p text:style-name="P42">CLIENTE: Un visitatore può diventare un utente registrato/cliente compilando un apposito form di registrazione. Il form previsto va a richiedere al visitatore i seguenti dati: nome, cognome, email, username e password. Ogni cliente avrà anche un campo valutazione che verrà gestito “automaticamente” (inizializzato a 0) e che quindi non ha bisogno di essere presente nella form. L’apposita form dovrà essere compilata nella sua interezza e, in caso di errori, richiederà di re inserire solamente i dati non validi, mantenendo i dati validi precedentemente inseriti dai vari utenti attraberso l'uso di variabili di sessione. L’utente registrato (o cliente) possiede in aggiunta alle funzionalità dell'utente visitatore la possibilità di acquistare prodotti, richiedere crediti, effettuare recensioni e fare domande tramite la sezione faq presente nel menu del<text:s/>sito, nello specifico esso:</text:p>
      <text:list text:style-name="WWNum12">
        <text:list-item>
          <text:p text:style-name="P43">Può accedere al proprio profilo per visionare il proprio saldo, cioè la differenza tra crediti richiesti e quelli effettivamente spesi sul sito, a seconda di questo rapporto sarà poi definita la sua reputazione, i propri dati ,<text:s text:c="2"/>i propri crediti disponibili, la propria reputazione, eventuali aggiornamenti provenienti dalle faq in cui è partecipe ed eventuali coupon che permettono di riscattare prodotti senza utilizzare crediti;</text:p>
        </text:list-item>
        <text:list-item>
          <text:p text:style-name="P44">Può acquistare i prodotti del catalogo<text:s/>tramite la pagina acquista.php che gestisce gli acquisti tramite un meccanismo di carrello;</text:p>
        </text:list-item>
        <text:list-item>
          <text:p text:style-name="P45">Può visualizzare il carrello dalla voce presente nel menu del sito e rimuovere prodotti o procedere al checkout;</text:p>
        </text:list-item>
        <text:list-item>
          <text:p text:style-name="P46">Può scrivere recensioni sui prodotti del catalogo e<text:s/>faq;</text:p>
        </text:list-item>
        <text:list-item>
          <text:p text:style-name="P47">Può effettuare una richiesta di assegnazione crediti per acquistare i prodotti (DOVRA’ POI ESSERE ACCETTATA DALL’ADMIN)</text:p>
        </text:list-item>
      </text:list>
      <text:p text:style-name="P48"/>
      <text:p text:style-name="P49">GESTORE: L’utente Gestore ha il compito di “gestire il sito” e ha la possibilità solamente di effettuare modifiche ai prodotti e/o al catalogo. Esso come l'admin, accede al sito da una finestra differente da quella utilizzata dagli utenti registrati. Una volta effettuato l'accesso esso:</text:p>
      <text:list text:style-name="WWNum15">
        <text:list-item>
          <text:p text:style-name="P50">Può aggiungere, modificare, eliminare un prodotto dal catalogo. Ha la possibilità anche di definire sconti e bonus sui vari articoli</text:p>
        </text:list-item>
        <text:list-item>
          <text:p text:style-name="P51">Può consultare i vari profili degli utenti registrati</text:p>
        </text:list-item>
        <text:list-item>
          <text:p text:style-name="P52">Può visualizzare tutte le faq attive e scegliere se rispondere o chiuderle</text:p>
        </text:list-item>
        <text:list-item>
          <text:p text:style-name="P53">Può aggiungere domande alle FAQ o elevare una domanda di un cliente con relativa risposta nella sezione FAQ del sito</text:p>
        </text:list-item>
      </text:list>
      <text:p text:style-name="P54">AMMINISTRATORE: L’utente Amministratore ha le funzionalità più “interne” del sito e possiede delle funzionalità esclusive:</text:p>
      <text:list text:style-name="WWNum16">
        <text:list-item>
          <text:p text:style-name="P55">Può visionare e modificare i dati dei vari clienti registrati al sito</text:p>
        </text:list-item>
        <text:list-item>
          <text:p text:style-name="P56">Può aggiornare il catalogo dei prodotti ed inserire sconti</text:p>
        </text:list-item>
        <text:list-item>
          <text:p text:style-name="P57">Può bannare degli utenti dal sito</text:p>
        </text:list-item>
        <text:list-item>
          <text:p text:style-name="P58">Può accettare/rifiutare richieste di crediti</text:p>
        </text:list-item>
        <text:list-item>
          <text:p text:style-name="P59">Può gestire le faq decidendo quali rendere attive e quali ignorare oppure elevare una determinata faq relativa ad un determinato argomento</text:p>
        </text:list-item>
      </text:list>
      <text:p text:style-name="P60"/>
      <text:p text:style-name="P61">CASI D’USO:</text:p>
      <text:list text:style-name="LFO25" text:continue-numbering="true">
        <text:list-item>
          <text:p text:style-name="P62"><text:span text:style-name="T63">VIS</text:span><text:span text:style-name="T64">ITATORE:<text:s/></text:span><text:span text:style-name="T65">L’utente visitatore non ha particolari casi d’uso dei vari dati disponibili e utilizzati per progettare l’applicazione in quanto le sue “opzioni” sono limitate. Può accedere alla sezione “registrati” del sito e, compilando la form inserendo tutti<text:s/></text:span><text:span text:style-name="T66">i dati necessari nel corretto formato, diventare un utente registrato/cliente o, altrimenti, può solamente effettuare una visione del catalogo.</text:span></text:p>
        </text:list-item>
        <text:list-item>
          <text:p text:style-name="P67"><text:span text:style-name="T68">REGISTRATO:<text:s/></text:span>L’utente registrato ha varie funzionalità in cui vengono utilizzati i dati specificati :</text:p>
        </text:list-item>
      </text:list>
      <text:list text:style-name="LFO26" text:continue-numbering="true">
        <text:list-item>
          <text:p text:style-name="P69"><text:span text:style-name="T70">VISIONE DE</text:span><text:span text:style-name="T71">L PROPRIO PROFILO</text:span>: qui l’utente può visionare i dati utilizzati durante la fase di registrazione. Per fare ciò vengono utilizzati i dati memorizzati nella tabella utente all’interno del database. I dati vengono mostrati tramite una query indirizzata al database utilizzato, filtrando l’utente tramite dati univoci (quali ID o CF).</text:p>
        </text:list-item>
        <text:list-item>
          <text:p text:style-name="P72"><text:span text:style-name="T73">ACQUISTI</text:span>: un cliente può acquistare un prodotto dal catalogo. Per fare ciò viene utilizzato un dato univoco dell’utente (CF o ID) per memorizzare l’acquisto effettuato e<text:s/>modificare opportunamente i crediti disponibili. Anche l’articolo viene riconosciuto tramite “ID” e poi andremo a ricavare tutti gli altri appositi dati per il riconoscimento (quali nome, anno di produzione, ecc..) dall’apposito elemento xml associato all’ID del prodotto scelto.</text:p>
        </text:list-item>
        <text:list-item>
          <text:p text:style-name="P74"><text:span text:style-name="T75">RECENSIONI</text:span>: una volta che il cliente è loggato può effettuare recensioni sui vari prodotti disponibili, che verranno scritte in un’apposita TEXT AREA di un prodotto. La recensione sarà visibile agli altri utenti e verrà utilizzato l’username dell’utente che l’ha scritta. Per memorizzare la recensione useremo un apposito nodo presente nel file .xml dei prodotti.</text:p>
        </text:list-item>
        <text:list-item>
          <text:p text:style-name="P76"><text:span text:style-name="T77">RICHIESTA CREDITI</text:span>: tramite un’apposita pagina di richiesta un cliente potrà compilare una form che gli permetterà di effettuare una richiesta crediti per il proprio profilo. Questa richiesta verrà poi visionata dall’admin e dovrà essere accettata/rifiutata. Se accettata, useremo il campo saldo, presente nella tabella utente, per incrementare del valore richiesto.</text:p>
        </text:list-item>
      </text:list>
      <text:p text:style-name="Normale"><text:s/></text:p>
      <text:list text:style-name="LFO25">
        <text:list-item text:start-value="1">
          <text:p text:style-name="P78">GESTORE: L’utente gestore possiede varie funzionalità:</text:p>
        </text:list-item>
      </text:list>
      <text:list text:style-name="LFO28" text:continue-numbering="true">
        <text:list-item>
          <text:p text:style-name="P79"><text:span text:style-name="T80">MODIFICA</text:span><text:span text:style-name="T81">:<text:s/></text:span>il gestore ha la possibilità di poter effettuare modifiche dei vari prodotti disponibili nel catalogo. Può infatti accedere ai vari campi del file .xml utilizzato per i prodotti e può permettersi di modificare il valore di un determinato nodo. Questo gli permette di poter assegnare anche sconti e/o promozioni ai vari prodotti.</text:p>
        </text:list-item>
        <text:list-item>
          <text:p text:style-name="P82"><text:span text:style-name="T83">VISIONE UTENTI:</text:span><text:span text:style-name="T84"><text:s/></text:span>Il gestore può visionare tutti quanti gli utenti registrati al sito. Tramite una query al database infatti, può accedere ai dati di tutti quanti gli utenti che si sono registrati all’applicazione e visionare i valori della tabella utente per visualizzare i dati che sono stati inseriti durante la registrazione.</text:p>
        </text:list-item>
      </text:list>
      <text:p text:style-name="P85"/>
      <text:list text:style-name="LFO25">
        <text:list-item text:start-value="1">
          <text:p text:style-name="P86">ADMIN:</text:p>
        </text:list-item>
      </text:list>
      <text:list text:style-name="LFO30" text:continue-numbering="true">
        <text:list-item>
          <text:p text:style-name="P87"><text:span text:style-name="T88">MODIFICA UTENTI:</text:span><text:span text:style-name="T89"><text:s/></text:span>Il gestore può visionare tutti quanti gli utenti registrati al sito. Tramite una query al database infatti, può accedere ai dati di tutti quanti gli utenti che si sono registrati all’applicazione e visionare i valori della tabella utente per visualizzare i dati che sono stati<text:s/>inseriti durante la registrazione. A differenza del gestore, l’admin ha anche la possibilità di andare a modificare i vari dati degli utenti tramite una query verso la tabella utenti identificando l’utente che si vuole andare a modificare tramite ID.</text:p>
        </text:list-item>
        <text:list-item>
          <text:p text:style-name="P90"><text:span text:style-name="T91">MODI</text:span><text:span text:style-name="T92">FICA E INSERIMENTO</text:span><text:span text:style-name="T93">:<text:s/></text:span>il gestore ha la possibilità di poter effettuare modifiche dei vari prodotti disponibili nel catalogo. Può infatti accedere ai vari campi del file .xml utilizzato per i prodotti e può permettersi di modificare il valore di un determinato nodo. Questo gli permette di poter assegnare anche sconti e/o promozioni ai vari prodotti. Oltre ciò, l’admin ha la possibilità di inserire un nuovo prodotto aggiungendo un nuovo elemento nel file .xml associato al prodotto che vuole inserire riempiendo<text:s/>i vari campi del file .xml tramite una form.</text:p>
        </text:list-item>
        <text:list-item>
          <text:p text:style-name="P94"><text:span text:style-name="T95">RICHIESTE</text:span><text:span text:style-name="T96">:<text:s/></text:span>L’admin è l’unico tipo di utente che può visionare e decidere se accettare o no le richieste di crediti dei vari clienti. Se la richiesta viene accettata il campo “SALDO” presente nella tabella degli<text:s/>utenti viene incrementato del valore richiesto.</text:p>
        </text:list-item>
        <text:list-item>
          <text:p text:style-name="P97">BAN UTENTE: L'admin può visionare le valutazioni dei vari utenti registrati, se la valutazione di un determinato utente dovesse risultare negativa l'admin è autorizzato a bannare l'utente dal sito attraverso<text:s/>una funzionalità accesibile soltanto ad esso.</text:p>
        </text:list-item>
      </text:list>
      <text:p text:style-name="P98"/>
      <text:p text:style-name="P99"/>
      <text:p text:style-name="P100"/>
      <text:p text:style-name="P101">STRUTTURE DATI</text:p>
      <text:p text:style-name="P102">Per il corretto funzionamento dell'applicazione e dei servizi che essa offre, in fase di progettazione è stato ritenuto opportuno definire due file xml: uno relativo ai videogiochi presenti nel catalogo ed uno relativo alle console presenti nel catalogo delle piattaforme. Viene inoltre utilizzato un database per memorizzare i dati dei vari clienti/gestori/admin dell’applicazione.</text:p>
      <text:p text:style-name="P103">I file sono stati definiti ognuno da una DTD, la quale spiega appunto la struttura grammaticale da seguire affinché essi siano validi.</text:p>
      <text:p text:style-name="P104">Segue l'elenco dei file xml utilizzati e la relativa grammatica:</text:p>
      <text:list text:style-name="LFO31" text:continue-numbering="true">
        <text:list-item>
          <text:p text:style-name="P105">Videogiochi.xml: file contenente i videogiochi presenti nel catalogo;</text:p>
        </text:list-item>
        <text:list-item>
          <text:p text:style-name="P106">Videogiochi.dtd: documento relativo alla definizione grammaticale utilizzata dal file<text:s/><text:tab/>videogiochi.xml;</text:p>
        </text:list-item>
        <text:list-item>
          <text:p text:style-name="P107">Piattaforme.xml: file contenente le diverse console presenti nel catalogo;</text:p>
        </text:list-item>
        <text:list-item>
          <text:p text:style-name="P108">Piattaforme.dtd: file relativo alla definizione grammaticale utilizzata dal file piattaforme.xml;</text:p>
        </text:list-item>
      </text:list>
      <text:p text:style-name="P109">Di seguito vengono mostrate le<text:s/>dtd che verranno utilizzate per definire la grammatica dei due file xml e un esempio di questi ultimi:</text:p>
      <text:p text:style-name="P110"/>
      <text:p text:style-name="P111">Esempio videogiochi.xml</text:p>
      <text:p text:style-name="P112">&lt;?xml version="1.0" encoding="UTF-8"?&gt;<text:line-break/>&lt;!DOCTYPE telefoni SYSTEM "videogiochi.dtd"&gt;<text:line-break/><text:line-break/>&lt;videogiochi&gt;<text:line-break/><text:tab/>&lt;gioco id="345"<text:s/>console="Play Station"&gt;<text:line-break/><text:tab/><text:tab/>&lt;nome&gt;Grand Theft Auto V&lt;/nome&gt;<text:line-break/><text:tab/><text:tab/>&lt;immagine&gt;Games/gta5.png&lt;/immagine&gt;<text:line-break/><text:tab/><text:tab/>&lt;tipologia&gt;Action-Adventure&lt;/tipologia&gt;<text:line-break/><text:tab/><text:tab/>&lt;prezzo&gt;400&lt;/prezzo&gt;<text:line-break/><text:tab/><text:tab/>&lt;data gg="12" mm="01" aaaa="2014" /&gt;<text:line-break/><text:tab/>&lt;/gioco&gt;</text:p>
      <text:p text:style-name="P113">&lt;/videogiochi&gt;</text:p>
      <text:p text:style-name="P114">videogiochi.dtd</text:p>
      <text:p text:style-name="P115">&lt;!ELEMENT videogiochi (gioco+)&gt;</text:p>
      <text:p text:style-name="P116"><text:tab/>&lt;!ELEMENT gioco(nome, immagine, tipologia, prezzo, data, console)&gt;</text:p>
      <text:p text:style-name="P117"><text:span text:style-name="T118"><text:tab/></text:span><text:span text:style-name="T119"><text:tab/></text:span><text:span text:style-name="T120">&lt;!ATTLIST gioco</text:span></text:p>
      <text:p text:style-name="P121"><text:tab/><text:tab/><text:tab/><text:tab/><text:tab/>id CDATA #REQUIRED</text:p>
      <text:p text:style-name="P122"><text:tab/><text:tab/><text:tab/><text:tab/><text:tab/>console Play Station|Xbox</text:p>
      <text:p text:style-name="P123"><text:span text:style-name="T124"><text:tab/></text:span><text:span text:style-name="T125"><text:tab/></text:span><text:span text:style-name="T126"><text:tab/></text:span><text:span text:style-name="T127"><text:tab/></text:span><text:span text:style-name="T128"><text:tab/></text:span><text:span text:style-name="T129">&gt;</text:span></text:p>
      <text:soft-page-break/>
      <text:p text:style-name="P130"><text:tab/><text:tab/>&lt;!ELEMENT nome #PCDATA&gt;</text:p>
      <text:p text:style-name="P131"><text:tab/><text:tab/>&lt;!ELEMENT immagine #PCDATA&gt;</text:p>
      <text:p text:style-name="P132"><text:tab/><text:tab/>&lt;!ELEMENT tipologia #PCDATA&gt;</text:p>
      <text:p text:style-name="P133"><text:tab/><text:tab/>&lt;!ELEMENT prezzo #PCDATA&gt;</text:p>
      <text:p text:style-name="P134"><text:tab/><text:tab/>&lt;!ELEMENT data #PCDATA&gt;</text:p>
      <text:p text:style-name="P135"><text:tab/><text:tab/><text:tab/>&lt;!ATTLIST data</text:p>
      <text:p text:style-name="P136"><text:tab/><text:tab/><text:tab/><text:tab/>gg CDATA #REQUIRED</text:p>
      <text:p text:style-name="P137"><text:tab/><text:tab/><text:tab/><text:tab/>mm CDATA #REQUIRED</text:p>
      <text:p text:style-name="P138"><text:tab/><text:tab/><text:tab/><text:tab/>aaaa CDATA #REQUIRED</text:p>
      <text:p text:style-name="P139"><text:tab/><text:tab/><text:tab/>&gt;</text:p>
      <text:p text:style-name="P140"/>
      <text:p text:style-name="P141">Esempio piattaforme.xml</text:p>
      <text:p text:style-name="P142">&lt;?xml version="1.0" encoding="UTF-8"?&gt;</text:p>
      <text:p text:style-name="P143">&lt;!DOCTYPE telefoni SYSTEM "piattaforme.dtd"&gt;</text:p>
      <text:p text:style-name="P144">&lt;piattaforme&gt;</text:p>
      <text:p text:style-name="P145"><text:tab/>&lt;console id="1" cprod="Sony"&gt;</text:p>
      <text:p text:style-name="P146"><text:tab/><text:tab/>&lt;nome&gt;Play Station 4&lt;/nome&gt;</text:p>
      <text:p text:style-name="P147"><text:tab/><text:tab/>&lt;prezzo&gt;200&lt;/prezzo&gt;</text:p>
      <text:p text:style-name="P148"><text:tab/><text:tab/>&lt;data gg="10" mm="12" aaaa="2014" /&gt;</text:p>
      <text:p text:style-name="P149"><text:tab/><text:tab/>&lt;immagine&gt;Piattaforme/ps4&lt;/immagine&gt;</text:p>
      <text:p text:style-name="P150"><text:tab/>&lt;/console&gt;</text:p>
      <text:p text:style-name="P151">&lt;/piattaforme&gt;</text:p>
      <text:p text:style-name="P152"/>
      <text:p text:style-name="P153">piattaforme.dtd</text:p>
      <text:p text:style-name="P154">&lt;!ELEMENT<text:s/>piattaforme (console+)&gt;</text:p>
      <text:p text:style-name="P155"><text:tab/>&lt;!ELEMENT console (nome, prezzo, data, tipologia,immagine)&gt;</text:p>
      <text:p text:style-name="P156"><text:tab/><text:tab/>&lt;!ATTLIST console</text:p>
      <text:p text:style-name="P157"><text:tab/><text:tab/><text:tab/><text:tab/>id CDATA #REQUIRED</text:p>
      <text:p text:style-name="P158"><text:tab/><text:tab/><text:tab/><text:tab/>cprod Sony|Microsoft|Nintendo #REQUIRED&gt;</text:p>
      <text:p text:style-name="P159"><text:tab/><text:tab/>&lt;!ELEMENT nome #PCDATA&gt;</text:p>
      <text:p text:style-name="P160"><text:tab/><text:tab/>&lt;!ELEMENT prezzo #PCDATA&gt;</text:p>
      <text:p text:style-name="P161"><text:tab/><text:tab/>&lt;!ELEMENT data #PCDATA&gt;</text:p>
      <text:p text:style-name="P162"><text:tab/><text:tab/><text:tab/>&lt;!ATTLIST data</text:p>
      <text:p text:style-name="P163"><text:span text:style-name="T164"><text:tab/></text:span><text:span text:style-name="T165"><text:tab/></text:span><text:span text:style-name="T166"><text:tab/></text:span><text:span text:style-name="T167"><text:tab/></text:span><text:span text:style-name="T168"><text:tab/></text:span><text:span text:style-name="T169"><text:tab/></text:span><text:span text:style-name="T170"><text:tab/>gg CDATA #REQUIRED</text:span></text:p>
      <text:p text:style-name="P171"><text:tab/><text:tab/><text:tab/><text:tab/><text:tab/><text:tab/><text:tab/>mm CDATA #REQUIRED</text:p>
      <text:p text:style-name="P172"><text:span text:style-name="T173"><text:tab/></text:span><text:span text:style-name="T174"><text:tab/></text:span><text:span text:style-name="T175"><text:tab/></text:span><text:span text:style-name="T176"><text:tab/></text:span><text:span text:style-name="T177"><text:tab/></text:span><text:span text:style-name="T178"><text:tab/></text:span><text:span text:style-name="T179"><text:tab/>aaaa CDATA #REQUIRED</text:span></text:p>
      <text:p text:style-name="P180"><text:tab/><text:tab/><text:tab/><text:tab/><text:tab/><text:tab/>&gt;</text:p>
      <text:p text:style-name="P181"><text:tab/><text:tab/>&lt;!ELEMENT immagine #PCDATA&gt;</text:p>
      <text:p text:style-name="P182"/>
      <text:p text:style-name="Normale"/>
      <text:p text:style-name="Normale"/>
      <text:p text:style-name="P183">Segue una descrizione di alcuni elementi presi a campione dei due file xml:</text:p>
      <text:list text:style-name="LFO32" text:continue-numbering="true">
        <text:list-item>
          <text:p text:style-name="P184">VIDEOGIOCHI:</text:p>
        </text:list-item>
      </text:list>
      <text:list text:style-name="LFO33" text:continue-numbering="true">
        <text:list-item>
          <text:p text:style-name="P185">ID = utilizzato per identificare univocamente il gioco per permettere l’inserimento nel carrello e per aggiungere eventuali sconti. Questo attributo è necessario nelle operazioni di visualizzazione del catalogo, nell'aggiunta al carrello e nel checkout. Senza questo attributo le operazioni sopra descritte non sarebbero possibili poiché l'identificazione univoca di un determinato prodotto non sarebbe possibile con gli altri elementi. L'id sarà generato automaticamente da una funzione al momento dell'inserimento di un nuovo prodotto da parte dell'admin o del gestore.</text:p>
        </text:list-item>
        <text:list-item>
          <text:p text:style-name="P186">CONSOLE = <text:s/>aggiunge un utile informazione alla descrizione di un determinato videogioco. Questo attributo risulta molto utile nel caso in cui un utente sia interessato a visionare soltanto i prodotti relativi ad un<text:s/>determinato tipo di console. Quindi compilando la form relativa alla modalità di visualizzazione verranno mostrati solo i prodotti relativi alle console selezionate.</text:p>
        </text:list-item>
        <text:list-item>
          <text:p text:style-name="P187">NOME = specifica il nome del prodotto disponibile, utilizzato dai vari visitatori per “riconoscere” il prodotto che si stava cercando. Questo elemento è utile per aggiungere informazioni relative al prodotto e per ordinare il catalogo in ordine alfabeto qual'ora l'utente abbia deciso di visualizzare il catalogo in questo modo.</text:p>
        </text:list-item>
        <text:list-item>
          <text:p text:style-name="P188">IMMAGINE = utilizzato per mostrare a schermo una immagine rappresentativa del prodotto disponibile in catalogo. Questo elemento ha una funzione puramente decorativa e cerca di mostrare un'anteprima del prodotto che l'utente è intenzionato ad acquistare.</text:p>
        </text:list-item>
        <text:list-item>
          <text:p text:style-name="P189">TIPOLOGIA = utilizzato per specificare il “genere” del prodotto disponibile; utilizzato per permettere un ordinamento del catalogo tramite “genere”.</text:p>
        </text:list-item>
        <text:list-item>
          <text:p text:style-name="P190">PREZZO = utilizzato per esprimere il prezzo del prodotto sul catalogo, è indispensabile nelle operazioni si checkout, pagamento e aggiornamento spesa utente. Permette di tenere traccia degli acquisti effettuati dall'utente sommando di volta in volta la spesa attuale con quella totale.</text:p>
        </text:list-item>
      </text:list>
      <text:list text:style-name="LFO34" text:continue-numbering="true">
        <text:list-item>
          <text:p text:style-name="P191">DATA DI USCITA = indica l’anno di uscita del prodotto disponibile nel catalogo; è composta da tre attributi che indicano rispettivamente: giorno, mese ed anno. Tale elemento permette l’ordinamento del catalogo secondo anno di uscita dei prodotti</text:p>
        </text:list-item>
      </text:list>
      <text:list text:style-name="LFO32" text:continue-numbering="true">
        <text:list-item>
          <text:p text:style-name="P192">CONSOLE:</text:p>
        </text:list-item>
      </text:list>
      <text:list text:style-name="LFO34" text:continue-numbering="true">
        <text:list-item>
          <text:p text:style-name="P193">NOME = specifica il nome del prodotto disponibile, utilizzato dai vari visitatori per “riconoscere” il prodotto che si stava cercando e permettere l'ordinamento in ordine alfabetico del catalogo.</text:p>
        </text:list-item>
        <text:list-item>
          <text:p text:style-name="P194">ID = utilizzato per identificare univocamente la console , per permettere l’inserimento nel carrello ed aggiungere eventuali sconti.</text:p>
        </text:list-item>
      </text:list>
      <text:list text:style-name="LFO33" text:continue-numbering="true">
        <text:list-item>
          <text:p text:style-name="P195">PREZZO = utilizzato per<text:s/>esprimere il prezzo del prodotto sul catalogo; viene utilizzato per tenere uno storico delle spese del cliente</text:p>
        </text:list-item>
      </text:list>
      <text:list text:style-name="LFO34" text:continue-numbering="true">
        <text:list-item>
          <text:p text:style-name="P196">DATA DI USCITA = indica l’anno di uscita del prodotto disponibile nel catalogo; è composta da tre attributi che indicano rispettivamente: giorno, mese ed anno. Tale elemento permette l’ordinamento del catalogo secondo anno di uscita dei prodotti</text:p>
        </text:list-item>
      </text:list>
      <text:soft-page-break/>
      <text:list text:style-name="LFO33" text:continue-numbering="true">
        <text:list-item>
          <text:p text:style-name="P197">IMMAGINE = utilizzato per stampare a schermo una immagine rappresentativa del prodotto disponibile in catalogo</text:p>
        </text:list-item>
      </text:list>
      <text:p text:style-name="P198"/>
      <text:p text:style-name="P199">Come accennato<text:s/>precedentemente, la seconda struttura dati utilizzata è un database installato localmente tramite il relativo file di installazione. Accedendo al file install.php sarà infatti possibile installare localmente il database con le relative tabelle e popolarle.<text:s/>Segue una descrizione delle tabelle e dei relativi campi:</text:p>
      <text:list text:style-name="WWNum16">
        <text:list-item>
          <text:p text:style-name="P200">UTENTE: la tabella utente contiene i dati di tutti gli utenti che sono registrati al sito. Essa è composta da 9 campi: [nome, cognome, username (nome dell’utente sul sito), password (password per effettuare l’accesso), e-mail (utilizzata in fase di registrazione), totale speso (spesa totale sul sito da parte dell’utente), saldo (crediti totali dell’utente), valutazione (punteggio assegnato all’utente in base ai fattori descritti precedentemente), ban[espresso con valori 0 se non è bannato ed 1 se è bannato, in caso di ban sarà mostrato un alert all'utente al tentativo di accesso al sito];</text:p>
        </text:list-item>
        <text:list-item>
          <text:p text:style-name="P201">GESTORE: la tabella gestore contiene i dati dei gestori. Essa è composta da due campi, che sono username e password, che servono per accedere alla pagina privilegiata dedicata ad essi;</text:p>
        </text:list-item>
        <text:list-item>
          <text:p text:style-name="P202"><text:span text:style-name="T203">ADMIN: la tabella admin contiene i dati relativi agli amministratori del sito. Anche essa come per i gestori contiene solamente due campi che sono l’username e la password necessari pe</text:span><text:span text:style-name="T204">r accedere all’area privilegiata ed usufruire delle funzionalità di amministrazione;</text:span></text:p>
        </text:list-item>
      </text:list>
      <text:p text:style-name="P205"/>
      <text:p text:style-name="Normale"/>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Open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SimSun"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style:font-name-complex="Arial" fo:hyphenate="false"/>
    </style:style>
    <style:style style:name="Didascalia" style:display-name="Didascalia"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Paragrafoelenco" style:display-name="Paragrafo elenco" style:family="paragraph" style:parent-style-name="Standard">
      <style:paragraph-properties fo:margin-left="0.5in">
        <style:tab-stops/>
      </style:paragraph-properties>
      <style:text-properties fo:hyphenate="false"/>
    </style:style>
    <style:style style:name="ListLabel1" style:display-name="ListLabel 1" style:family="text">
      <style:text-properties style:font-name-complex="Calibri"/>
    </style:style>
    <style:style style:name="ListLabel2" style:display-name="ListLabel 2" style:family="text">
      <style:text-properties style:font-name-complex="Courier New"/>
    </style:style>
    <style:style style:name="BulletSymbols" style:display-name="Bullet Symbols" style:family="text">
      <style:text-properties style:font-name="OpenSymbol" style:font-name-asian="OpenSymbol" style:font-name-complex="OpenSymbol"/>
    </style:style>
    <style:style style:name="WW_CharLFO1LVL1" style:family="text">
      <style:text-properties style:font-name="Arial"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 style:display-name="WW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6" style:display-name="WW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7LVL1" style:family="text">
      <style:text-properties style:font-name="Arial" style:font-name-complex="Calibri"/>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Arial" style:font-name-complex="Calibri"/>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Arial" style:font-name-complex="Calibri"/>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Arial" style:font-name-complex="Calibri"/>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10" style:display-name="WW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Arial" style:font-name-complex="Calibri"/>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11" style:display-name="WWNum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12LVL1" style:family="text">
      <style:text-properties style:font-name="Arial" style:font-name-complex="Calibri"/>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12" style:display-name="WWNum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3LVL1" style:family="text">
      <style:text-properties style:font-name="Arial" style:font-name-complex="Calibri"/>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Num13" style:display-name="WWNum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4LVL1" style:family="text">
      <style:text-properties style:font-name="Arial" style:font-name-complex="Calibri"/>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WWNum14" style:display-name="WWNum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5LVL1" style:family="text">
      <style:text-properties style:font-name="Arial" style:font-name-complex="Calibri"/>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Num15" style:display-name="WWNum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6LVL1" style:family="text">
      <style:text-properties style:font-name="Arial" style:font-name-complex="Calibri"/>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WWNum16" style:display-name="WWNum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5LVL1" style:family="text">
      <style:text-properties fo:font-size="14pt" style:font-size-asian="14pt"/>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5">
      <text:list-level-style-number text:level="1" text:style-name="WW_CharLFO2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bullet text:level="1" text:style-name="WW_CharLFO2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Symbol"/>
      </text:list-level-style-bullet>
      <text:list-level-style-bullet text:level="2" text:style-name="WW_CharLFO30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30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30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30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30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30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30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30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drea Fionda</meta:initial-creator>
    <dc:creator>Andrea Fionda</dc:creator>
    <meta:creation-date>2022-07-30T19:12:00Z</meta:creation-date>
    <dc:date>2022-07-30T19:13:00Z</dc:date>
    <meta:template xlink:href="Normal" xlink:type="simple"/>
    <meta:editing-cycles>2</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8" meta:paragraph-count="34" meta:word-count="2604" meta:character-count="17418" meta:row-count="123" meta:non-whitespace-character-count="14848"/>
  </office:meta>
</office:document-meta>
</file>